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201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201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201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201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201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200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200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200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200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200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200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200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200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200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200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200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199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199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199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199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199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199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199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199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199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199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198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198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1696" calcext:value-type="float">
            <text:p>52.4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198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198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5" calcext:value-type="float">
            <text:p>51.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198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3664" calcext:value-type="float">
            <text:p>51.4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198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828" calcext:value-type="float">
            <text:p>51.0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198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197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4744" calcext:value-type="float">
            <text:p>52.4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197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2144" calcext:value-type="float">
            <text:p>50.6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197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148" calcext:value-type="float">
            <text:p>49.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197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197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5888" calcext:value-type="float">
            <text:p>49.3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197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8064" calcext:value-type="float">
            <text:p>48.5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197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4824" calcext:value-type="float">
            <text:p>49.2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197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5432" calcext:value-type="float">
            <text:p>48.7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197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196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NHP-WY-052</text:p>
          </table:table-cell>
          <table:table-cell office:value-type="string" calcext:value-type="string">
            <text:p>196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